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7" style:family="table-cell" style:parent-style-name="Default">
      <style:table-cell-properties fo:border-bottom="none" fo:border-left="none" fo:border-right="none" fo:border-top="0.06pt solid #000000"/>
    </style:style>
    <style:style style:name="ce22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3" style:family="table-cell" style:parent-style-name="Default">
      <style:table-cell-properties fo:border-bottom="none" fo:border-left="none" fo:border-right="0.06pt solid #000000" fo:border-top="0.06pt solid #000000"/>
    </style:style>
    <style:style style:name="ce2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3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8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0" style:family="table-cell" style:parent-style-name="Default">
      <style:table-cell-properties fo:border-bottom="none" fo:border-left="0.06pt solid #000000" fo:border-right="none" fo:border-top="none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</style:style>
    <style:style style:name="ce29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4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3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3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3" style:family="table-cell" style:parent-style-name="Default">
      <style:text-properties fo:font-weight="bold" style:font-weight-asian="bold" style:font-weight-complex="bold"/>
    </style:style>
    <style:style style:name="ce34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6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4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0.06pt solid #000000"/>
    </style:style>
    <style:style style:name="ce3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6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6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6" office:value-type="string" calcext:value-type="string" table:number-columns-spanned="8" table:number-rows-spanned="1">
            <text:p>Seg Qua Sex</text:p>
          </table:table-cell>
          <table:covered-table-cell table:style-name="ce227"/>
          <table:covered-table-cell table:number-columns-repeated="5" table:style-name="ce236"/>
          <table:covered-table-cell table:style-name="ce273"/>
          <table:table-cell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8" office:value-type="string" calcext:value-type="string">
            <text:p>data</text:p>
          </table:table-cell>
          <table:table-cell table:style-name="ce228" office:value-type="string" calcext:value-type="string">
            <text:p>status</text:p>
          </table:table-cell>
          <table:table-cell table:style-name="ce228"/>
          <table:table-cell table:style-name="ce228" office:value-type="string" calcext:value-type="string">
            <text:p>Projeto</text:p>
          </table:table-cell>
          <table:table-cell table:style-name="ce228"/>
          <table:table-cell table:style-name="ce228" office:value-type="string" calcext:value-type="string">
            <text:p>disciplina</text:p>
          </table:table-cell>
          <table:table-cell table:style-name="ce274" office:value-type="string" calcext:value-type="string">
            <text:p>$</text:p>
          </table:table-cell>
          <table:table-cell table:style-name="ce226" office:value-type="string" calcext:value-type="string">
            <text:p>7 dias úteis</text:p>
          </table:table-cell>
        </table:table-row>
        <table:table-row table:style-name="ro1">
          <table:table-cell table:style-name="ce218" office:value-type="string" calcext:value-type="string">
            <text:p>Aula 01</text:p>
          </table:table-cell>
          <table:table-cell table:style-name="ce229" office:value-type="date" office:date-value="2019-02-04" calcext:value-type="date">
            <text:p>04/02/19</text:p>
          </table:table-cell>
          <table:table-cell table:style-name="ce237" office:value-type="string" calcext:value-type="string">
            <text:p>Realizada</text:p>
          </table:table-cell>
          <table:table-cell table:style-name="ce242" office:value-type="string" calcext:value-type="string">
            <text:p>Somente slide 01</text:p>
          </table:table-cell>
          <table:table-cell table:style-name="ce257"/>
          <table:table-cell table:style-name="ce236"/>
          <table:table-cell table:style-name="ce270" office:value-type="string" calcext:value-type="string" table:number-columns-spanned="1" table:number-rows-spanned="10">
            <text:p>OO</text:p>
          </table:table-cell>
          <table:table-cell table:style-name="ce27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2</text:p>
          </table:table-cell>
          <table:table-cell table:style-name="ce230" office:value-type="date" office:date-value="2019-02-06" calcext:value-type="date">
            <text:p>06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3</text:p>
          </table:table-cell>
          <table:table-cell table:style-name="ce230" office:value-type="date" office:date-value="2019-02-11" calcext:value-type="date">
            <text:p>11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8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4</text:p>
          </table:table-cell>
          <table:table-cell table:style-name="ce230" office:value-type="date" office:date-value="2019-02-13" calcext:value-type="date">
            <text:p>13/02/19</text:p>
          </table:table-cell>
          <table:table-cell table:style-name="ce238" office:value-type="string" calcext:value-type="string">
            <text:p>Realizada</text:p>
          </table:table-cell>
          <table:table-cell table:style-name="ce243"/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5</text:p>
          </table:table-cell>
          <table:table-cell table:style-name="ce230" office:value-type="date" office:date-value="2019-02-18" calcext:value-type="date">
            <text:p>18/02/19</text:p>
          </table:table-cell>
          <table:table-cell table:style-name="ce238" office:value-type="string" calcext:value-type="string">
            <text:p>Realizada</text:p>
          </table:table-cell>
          <table:table-cell table:style-name="ce243" office:value-type="string" calcext:value-type="string">
            <text:p>Array, inicio OO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19" office:value-type="string" calcext:value-type="string">
            <text:p>Aula 06</text:p>
          </table:table-cell>
          <table:table-cell table:style-name="ce231" office:value-type="date" office:date-value="2019-02-20" calcext:value-type="date">
            <text:p>20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OO, slides_07_metodo_construtores_membros_estatico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7</text:p>
          </table:table-cell>
          <table:table-cell table:style-name="ce231" office:value-type="date" office:date-value="2019-02-25" calcext:value-type="date">
            <text:p>25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Herança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8</text:p>
          </table:table-cell>
          <table:table-cell table:style-name="ce232" office:value-type="date" office:date-value="2019-02-26" calcext:value-type="date">
            <text:p>26/02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classes_abstratas_internas_e_interfaces</text:p>
          </table:table-cell>
          <table:table-cell table:style-name="ce259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0" office:value-type="string" calcext:value-type="string">
            <text:p>Aula 09</text:p>
          </table:table-cell>
          <table:table-cell table:style-name="ce233" office:value-type="date" office:date-value="2019-03-11" calcext:value-type="date">
            <text:p>11/03/19</text:p>
          </table:table-cell>
          <table:table-cell table:style-name="ce238" office:value-type="string" calcext:value-type="string">
            <text:p>Realizada</text:p>
          </table:table-cell>
          <table:table-cell table:style-name="ce244"/>
          <table:table-cell table:style-name="ce260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1" office:value-type="string" calcext:value-type="string">
            <text:p>Aula 10</text:p>
          </table:table-cell>
          <table:table-cell table:style-name="ce230" office:value-type="date" office:date-value="2019-03-13" calcext:value-type="date">
            <text:p>13/03/19</text:p>
          </table:table-cell>
          <table:table-cell table:style-name="ce239" office:value-type="string" calcext:value-type="string">
            <text:p>Realizada</text:p>
          </table:table-cell>
          <table:table-cell table:style-name="ce245" office:value-type="string" calcext:value-type="string">
            <text:p>exceptions, collections</text:p>
          </table:table-cell>
          <table:table-cell table:style-name="ce261"/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6" office:value-type="date" office:date-value="2019-03-22" calcext:value-type="date">
            <text:p>22/03/19</text:p>
          </table:table-cell>
        </table:table-row>
        <table:table-row table:style-name="ro1">
          <table:table-cell table:style-name="ce222" office:value-type="string" calcext:value-type="string">
            <text:p>Aula 11</text:p>
          </table:table-cell>
          <table:table-cell table:style-name="ce229" office:value-type="date" office:date-value="2019-03-18" calcext:value-type="date">
            <text:p>18/03/19</text:p>
          </table:table-cell>
          <table:table-cell table:style-name="ce237" office:value-type="string" calcext:value-type="string">
            <text:p>Realizada</text:p>
          </table:table-cell>
          <table:table-cell table:style-name="ce246" office:value-type="string" calcext:value-type="string">
            <text:p>BD / JDBC (apensa Fábica e Testa conexão foram implementadas)</text:p>
          </table:table-cell>
          <table:table-cell table:style-name="ce262"/>
          <table:table-cell table:style-name="ce236"/>
          <table:table-cell table:style-name="ce270" office:value-type="string" calcext:value-type="string" table:number-columns-spanned="1" table:number-rows-spanned="10">
            <text:p>Web</text:p>
          </table:table-cell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2</text:p>
          </table:table-cell>
          <table:table-cell table:style-name="ce231" office:value-type="date" office:date-value="2019-03-20" calcext:value-type="date">
            <text:p>20/03/19</text:p>
          </table:table-cell>
          <table:table-cell table:style-name="ce238" office:value-type="string" calcext:value-type="string">
            <text:p>Realizada</text:p>
          </table:table-cell>
          <table:table-cell table:style-name="ce247" office:value-type="string" calcext:value-type="string">
            <text:p>JDBC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3</text:p>
          </table:table-cell>
          <table:table-cell table:style-name="ce231" office:value-type="date" office:date-value="2019-03-27" calcext:value-type="date">
            <text:p>27/03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HTML, CSS, JS</text:p>
          </table:table-cell>
          <table:table-cell table:style-name="ce264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4</text:p>
          </table:table-cell>
          <table:table-cell table:style-name="ce231" office:value-type="date" office:date-value="2019-04-01" calcext:value-type="date">
            <text:p>01/04/19</text:p>
          </table:table-cell>
          <table:table-cell table:style-name="ce238" office:value-type="string" calcext:value-type="string">
            <text:p>Realizada</text:p>
          </table:table-cell>
          <table:table-cell table:style-name="ce244" office:value-type="string" calcext:value-type="string">
            <text:p>Bootstrap, JS - <text:span text:style-name="T2">Github</text:span></text:p>
          </table:table-cell>
          <table:table-cell table:style-name="ce263"/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5</text:p>
          </table:table-cell>
          <table:table-cell table:style-name="ce231" office:value-type="date" office:date-value="2019-04-03" calcext:value-type="date">
            <text:p>03/04/19</text:p>
          </table:table-cell>
          <table:table-cell table:style-name="ce238" office:value-type="string" calcext:value-type="string">
            <text:p>Realizada</text:p>
          </table:table-cell>
          <table:table-cell table:style-name="ce248" office:value-type="string" calcext:value-type="string">
            <text:p>Servlet, JSP/HTML simples</text:p>
          </table:table-cell>
          <table:table-cell table:style-name="ce265" office:value-type="string" calcext:value-type="string">
            <text:p>Servlet-jsp-v1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6</text:p>
          </table:table-cell>
          <table:table-cell table:style-name="ce231" office:value-type="date" office:date-value="2019-04-08" calcext:value-type="date">
            <text:p>08/04/19</text:p>
          </table:table-cell>
          <table:table-cell table:style-name="ce238" office:value-type="string" calcext:value-type="string">
            <text:p>Realizada</text:p>
          </table:table-cell>
          <table:table-cell table:style-name="ce249" office:value-type="string" calcext:value-type="string">
            <text:p>Redirecionar, JSP, JSTL c:forEach </text:p>
          </table:table-cell>
          <table:table-cell table:style-name="ce265" office:value-type="string" calcext:value-type="string">
            <text:p>Servlet-jsp-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26"/>
        </table:table-row>
        <table:table-row table:style-name="ro1">
          <table:table-cell table:style-name="ce223" office:value-type="string" calcext:value-type="string">
            <text:p>Aula 17</text:p>
          </table:table-cell>
          <table:table-cell table:style-name="ce231" office:value-type="date" office:date-value="2019-04-10" calcext:value-type="date">
            <text:p>10/04/19</text:p>
          </table:table-cell>
          <table:table-cell table:style-name="ce238"/>
          <table:table-cell table:style-name="ce250" office:value-type="string" calcext:value-type="string">
            <text:p><text:span text:style-name="T8">JSP Servlet JDBC MySQL Create Read Update Delete (CRUD) Example (ver até onde a turma consegue implementar) </text:span><text:span text:style-name="T9">Git/Github</text:span></text:p>
          </table:table-cell>
          <table:table-cell table:style-name="ce265" office:value-type="string" calcext:value-type="string">
            <text:p>Jsp-servlet-crud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8</text:p>
          </table:table-cell>
          <table:table-cell table:style-name="ce231" office:value-type="date" office:date-value="2019-04-15" calcext:value-type="date">
            <text:p>15/04/19</text:p>
          </table:table-cell>
          <table:table-cell table:style-name="ce238"/>
          <table:table-cell table:style-name="ce251" office:value-type="string" calcext:value-type="string">
            <text:p>Concluir e Revisar CRUD, Passar filtro, passar atividade de crtiação de CRUD</text:p>
          </table:table-cell>
          <table:table-cell table:style-name="ce266" office:value-type="string" calcext:value-type="string">
            <text:p>Jsp-servlet-crud-filtr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3" office:value-type="string" calcext:value-type="string">
            <text:p>Aula 19</text:p>
          </table:table-cell>
          <table:table-cell table:style-name="ce231" office:value-type="date" office:date-value="2019-04-17" calcext:value-type="date">
            <text:p>17/04/19</text:p>
          </table:table-cell>
          <table:table-cell table:style-name="ce238"/>
          <table:table-cell table:style-name="ce249" office:value-type="string" calcext:value-type="string">
            <text:p>Continuar atividade de crtiação de CRUD, <text:span text:style-name="T2">Git/Github</text:span></text:p>
          </table:table-cell>
          <table:table-cell table:style-name="ce267" office:value-type="string" calcext:value-type="string">
            <text:p>-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2">
          <table:table-cell table:style-name="ce224" office:value-type="string" calcext:value-type="string">
            <text:p>Aula 20</text:p>
          </table:table-cell>
          <table:table-cell table:style-name="ce230" office:value-type="date" office:date-value="2019-04-22" calcext:value-type="date">
            <text:p>22/04/19</text:p>
          </table:table-cell>
          <table:table-cell table:style-name="ce239"/>
          <table:table-cell table:style-name="ce252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241"/>
          <table:covered-table-cell table:style-name="ce272"/>
          <table:table-cell table:style-name="ce255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style-name="ce225" office:value-type="string" calcext:value-type="string">
            <text:p>Aula 21</text:p>
          </table:table-cell>
          <table:table-cell table:style-name="ce234" office:value-type="date" office:date-value="2019-04-24" calcext:value-type="date">
            <text:p>24/04/19</text:p>
          </table:table-cell>
          <table:table-cell table:style-name="ce240"/>
          <table:table-cell table:style-name="ce253" office:value-type="string" calcext:value-type="string">
            <text:p>Maven – Modularização do projeto BD</text:p>
          </table:table-cell>
          <table:table-cell table:style-name="ce236" table:number-columns-repeated="2"/>
          <table:table-cell table:style-name="ce270" office:value-type="string" calcext:value-type="string" table:number-columns-spanned="1" table:number-rows-spanned="10">
            <text:p>Frameworks</text:p>
          </table:table-cell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2</text:p>
          </table:table-cell>
          <table:table-cell table:style-name="ce232" office:value-type="date" office:date-value="2019-04-29" calcext:value-type="date">
            <text:p>29/04/19</text:p>
          </table:table-cell>
          <table:table-cell table:style-name="ce226"/>
          <table:table-cell table:style-name="ce254" office:value-type="string" calcext:value-type="string">
            <text:p>PrimeFaces</text:p>
          </table:table-cell>
          <table:table-cell table:style-name="ce226" office:value-type="string" calcext:value-type="string">
            <text:p>prime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3</text:p>
          </table:table-cell>
          <table:table-cell table:style-name="ce232" office:value-type="date" office:date-value="2019-05-01" calcext:value-type="date">
            <text:p>01/05/19</text:p>
          </table:table-cell>
          <table:table-cell table:style-name="ce226"/>
          <table:table-cell table:style-name="ce255" office:value-type="string" calcext:value-type="string">
            <text:p>PrimeFaces, dataTable prime showcase, ajax e botões – JPA (Começar implentação JPA ou continuar)</text:p>
          </table:table-cell>
          <table:table-cell table:style-name="ce226" office:value-type="string" calcext:value-type="string">
            <text:p>prime, jpa-hello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4</text:p>
          </table:table-cell>
          <table:table-cell table:style-name="ce232" office:value-type="date" office:date-value="2019-05-06" calcext:value-type="date">
            <text:p>06/05/19</text:p>
          </table:table-cell>
          <table:table-cell table:style-name="ce226"/>
          <table:table-cell table:style-name="ce255" office:value-type="string" calcext:value-type="string">
            <text:p>JPA</text:p>
          </table:table-cell>
          <table:table-cell table:style-name="ce226" office:value-type="string" calcext:value-type="string">
            <text:p><text:span text:style-name="T10">Jpa-hello, </text:span>Jpa-prime-login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64"/>
        </table:table-row>
        <table:table-row table:style-name="ro1">
          <table:table-cell table:style-name="ce220" office:value-type="string" calcext:value-type="string">
            <text:p>Aula 25</text:p>
          </table:table-cell>
          <table:table-cell table:style-name="ce232" office:value-type="date" office:date-value="2019-05-08" calcext:value-type="date">
            <text:p>08/05/19</text:p>
          </table:table-cell>
          <table:table-cell table:style-name="ce226"/>
          <table:table-cell table:style-name="ce255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6" office:value-type="string" calcext:value-type="string">
            <text:p>Jpa-jsf-2 v2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6</text:p>
          </table:table-cell>
          <table:table-cell table:style-name="ce232" office:value-type="date" office:date-value="2019-05-13" calcext:value-type="date">
            <text:p>13/05/19</text:p>
          </table:table-cell>
          <table:table-cell table:style-name="ce226"/>
          <table:table-cell table:style-name="ce25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7</text:p>
          </table:table-cell>
          <table:table-cell table:style-name="ce232" office:value-type="date" office:date-value="2019-05-15" calcext:value-type="date">
            <text:p>15/05/19</text:p>
          </table:table-cell>
          <table:table-cell table:style-name="ce226"/>
          <table:table-cell table:style-name="ce254" office:value-type="string" calcext:value-type="string">
            <text:p>Revisão proj anterior, Exercício,</text:p>
          </table:table-cell>
          <table:table-cell table:style-name="ce226" office:value-type="string" calcext:value-type="string">
            <text:p>Jpa-jsf-3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8</text:p>
          </table:table-cell>
          <table:table-cell table:style-name="ce232" office:value-type="date" office:date-value="2019-05-20" calcext:value-type="date">
            <text:p>20/05/19</text:p>
          </table:table-cell>
          <table:table-cell table:style-name="ce226"/>
          <table:table-cell table:style-name="ce254" office:value-type="string" calcext:value-type="string">
            <text:p>Exercício</text:p>
          </table:table-cell>
          <table:table-cell table:style-name="ce226" office:value-type="string" calcext:value-type="string">
            <text:p>Jpa-jsf-4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1">
          <table:table-cell table:style-name="ce220" office:value-type="string" calcext:value-type="string">
            <text:p>Aula 29</text:p>
          </table:table-cell>
          <table:table-cell table:style-name="ce232" office:value-type="date" office:date-value="2019-05-22" calcext:value-type="date">
            <text:p>22/05/19</text:p>
          </table:table-cell>
          <table:table-cell table:style-name="ce226"/>
          <table:table-cell table:style-name="ce254" office:value-type="string" calcext:value-type="string">
            <text:p><text:s/>facelets template header footer (css na aula para ajustar footer)</text:p>
          </table:table-cell>
          <table:table-cell table:style-name="ce269" office:value-type="string" calcext:value-type="string">
            <text:p>Jpa-jsf-v5</text:p>
          </table:table-cell>
          <table:table-cell table:style-name="ce226"/>
          <table:covered-table-cell table:style-name="ce271"/>
          <table:table-cell table:style-name="ce255" office:value-type="float" office:value="140" calcext:value-type="float">
            <text:p>140</text:p>
          </table:table-cell>
          <table:table-cell table:style-name="ce278"/>
        </table:table-row>
        <table:table-row table:style-name="ro2">
          <table:table-cell table:style-name="ce221" office:value-type="string" calcext:value-type="string">
            <text:p>Aula 30</text:p>
          </table:table-cell>
          <table:table-cell table:style-name="ce235" office:value-type="date" office:date-value="2019-05-27" calcext:value-type="date">
            <text:p>27/05/19</text:p>
          </table:table-cell>
          <table:table-cell table:style-name="ce241"/>
          <table:table-cell table:style-name="ce256"/>
          <table:table-cell table:style-name="ce241" table:number-columns-repeated="2"/>
          <table:covered-table-cell table:style-name="ce272"/>
          <table:table-cell table:style-name="ce256" office:value-type="float" office:value="140" calcext:value-type="float">
            <text:p>140</text:p>
          </table:table-cell>
          <table:table-cell table:style-name="ce277"/>
        </table:table-row>
        <table:table-row table:style-name="ro1">
          <table:table-cell table:number-columns-repeated="8"/>
          <table:table-cell table:style-name="ce278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38"/>
          <table:table-cell table:style-name="ce1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 (faltou ajax e botões)</text:p>
          </table:table-cell>
          <table:table-cell table:style-name="ce40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0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5"/>
          <table:table-cell table:style-name="ce11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40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40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49" office:value-type="string" calcext:value-type="string">
            <text:p>Realizada</text:p>
          </table:table-cell>
          <table:table-cell table:style-name="ce40" office:value-type="string" calcext:value-type="string">
            <text:p>editar, controle de acesso (implementado somente até a listagem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0" office:value-type="string" calcext:value-type="string">
            <text:p><text:s/>(continuar a partir da listagem) <text:s/>(implementado até controle de acesso)</text:p>
          </table:table-cell>
          <table:table-cell table:style-name="ce40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5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11"/>
          <table:table-cell table:style-name="ce40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0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6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6" office:value-type="string" calcext:value-type="string">
            <text:p>8º</text:p>
          </table:table-cell>
          <table:covered-table-cell table:style-name="ce115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59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2" office:value-type="string" calcext:value-type="string">
            <text:p>paga</text:p>
          </table:table-cell>
          <table:table-cell table:style-name="ce27" office:value-type="string" calcext:value-type="string">
            <text:p>Introdução</text:p>
          </table:table-cell>
          <table:table-cell table:style-name="ce42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3" office:value-type="string" calcext:value-type="string">
            <text:p>paga</text:p>
          </table:table-cell>
          <table:table-cell table:style-name="ce28"/>
          <table:table-cell table:style-name="ce43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3" office:value-type="string" calcext:value-type="string">
            <text:p>paga</text:p>
          </table:table-cell>
          <table:table-cell table:style-name="ce28" office:value-type="string" calcext:value-type="string">
            <text:p>Array, inicio OO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OO, slides_07_metodo_construtores_membros_estaticos</text:p>
          </table:table-cell>
          <table:table-cell table:style-name="ce44"/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Herança</text:p>
          </table:table-cell>
          <table:table-cell table:style-name="ce44"/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</text:p>
          </table:table-cell>
          <table:table-cell table:style-name="ce44"/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classes_abstratas_internas_e_interfaces, exceptions</text:p>
          </table:table-cell>
          <table:table-cell table:style-name="ce44"/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3" office:value-type="string" calcext:value-type="string">
            <text:p>paga</text:p>
          </table:table-cell>
          <table:table-cell table:style-name="ce30" office:value-type="string" calcext:value-type="string">
            <text:p>exceptions, collections</text:p>
          </table:table-cell>
          <table:table-cell table:style-name="ce45"/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4" office:value-type="string" calcext:value-type="string">
            <text:p>paga</text:p>
          </table:table-cell>
          <table:table-cell table:style-name="ce132"/>
          <table:table-cell table:style-name="ce4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2" office:value-type="string" calcext:value-type="string">
            <text:p>paga</text:p>
          </table:table-cell>
          <table:table-cell table:style-name="ce31" office:value-type="string" calcext:value-type="string">
            <text:p>BD / JDBC (apensa Fábica e Testa conexão foram implementadas)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3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HTML, CSS, JS, Github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3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8"/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3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5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3" office:value-type="string" calcext:value-type="string">
            <text:p>paga</text:p>
          </table:table-cell>
          <table:table-cell table:style-name="ce35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3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3" office:value-type="string" calcext:value-type="string">
            <text:p>paga</text:p>
          </table:table-cell>
          <table:table-cell table:style-name="ce34" office:value-type="string" calcext:value-type="string">
            <text:p>Continuar atividade de crtiação de CRUD, <text:span text:style-name="T2">Git/Github</text:span></text:p>
          </table:table-cell>
          <table:table-cell table:style-name="ce5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" office:value-type="string" calcext:value-type="string">
            <text:p>paga</text:p>
          </table:table-cell>
          <table:table-cell table:style-name="ce37" office:value-type="string" calcext:value-type="string">
            <text:p>Hello world JSF, Exercício JSF &lt;===&gt;, CRUD JSF ***, <text:span text:style-name="T2">Git/Github</text:span></text:p>
          </table:table-cell>
          <table:table-cell table:style-name="ce5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0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9" office:value-type="date" office:date-value="2018-11-26" calcext:value-type="date">
            <text:p>26/11/18</text:p>
          </table:table-cell>
          <table:table-cell table:style-name="ce25" office:value-type="string" calcext:value-type="string">
            <text:p>Realizad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0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40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0" office:value-type="date" office:date-value="2018-12-17" calcext:value-type="date">
            <text:p>17/12/18</text:p>
          </table:table-cell>
          <table:table-cell table:style-name="ce26" office:value-type="string" calcext:value-type="string">
            <text:p>Realizada</text:p>
          </table:table-cell>
          <table:table-cell table:style-name="ce41"/>
          <table:table-cell table:style-name="ce26"/>
          <table:table-cell table:style-name="ce26" office:value-type="string" calcext:value-type="string">
            <text:p>10º</text:p>
          </table:table-cell>
          <table:covered-table-cell table:style-name="ce57"/>
          <table:table-cell table:style-name="ce41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43"/>
          <table:table-cell table:style-name="ce43" office:value-type="string" calcext:value-type="string">
            <text:p>paga</text:p>
          </table:table-cell>
          <table:table-cell table:style-name="ce43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6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43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50" office:value-type="string" calcext:value-type="string">
            <text:p>Servlet JSTL</text:p>
          </table:table-cell>
          <table:table-cell table:style-name="ce50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ntegração JSF - bootstrap 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6" office:value-type="string" calcext:value-type="string">
            <text:p>paga</text:p>
          </table:table-cell>
          <table:table-cell table:style-name="ce26" office:value-type="string" calcext:value-type="string">
            <text:p>Implemente um crud usando JSF e JPA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43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1"/>
          <table:covered-table-cell table:style-name="ce58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2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8"/>
          <table:table-cell table:style-name="ce43"/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D / JDBC</text:p>
          </table:table-cell>
          <table:table-cell table:style-name="ce47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2" office:value-type="string" calcext:value-type="string">
            <text:p>JDBC</text:p>
          </table:table-cell>
          <table:table-cell table:style-name="ce48"/>
          <table:table-cell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JDBC / HTML, CSS, JS</text:p>
          </table:table-cell>
          <table:table-cell table:style-name="ce49"/>
          <table:table-cell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9" office:value-type="string" calcext:value-type="string">
            <text:p>Bootstrap, JS</text:p>
          </table:table-cell>
          <table:table-cell table:style-name="ce44"/>
          <table:table-cell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Servlet, JSP/HTML simples</text:p>
          </table:table-cell>
          <table:table-cell table:style-name="ce4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Redirecionar, JSP, JSTL c:forEach </text:p>
          </table:table-cell>
          <table:table-cell table:style-name="ce5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SP Servlet JDBC MySQL Create Read Update Delete (CRUD) Example (ver até onde a turma consegue implementar)</text:p>
          </table:table-cell>
          <table:table-cell table:style-name="ce5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Concluir e Revisar CRUD, Passar filtro, passar atividade de crtiação de CRUD</text:p>
          </table:table-cell>
          <table:table-cell table:style-name="ce5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6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38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3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40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52:40.8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08T15:34:54.050000000</dc:date>
    <meta:editing-duration>P41DT10H47M7S</meta:editing-duration>
    <meta:editing-cycles>545</meta:editing-cycles>
    <meta:document-statistic meta:table-count="5" meta:cell-count="859" meta:object-count="0"/>
  </office:meta>
</office:document-meta>
</file>